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Ubuntu" fo:font-weight="bold" officeooo:rsid="000a829d" officeooo:paragraph-rsid="000a829d" style:font-weight-asian="bold" style:font-weight-complex="bold"/>
    </style:style>
    <style:style style:name="P2" style:family="paragraph" style:parent-style-name="Standard">
      <style:text-properties style:font-name="Ubuntu" fo:font-weight="bold" officeooo:rsid="000c243e" officeooo:paragraph-rsid="000c243e" style:font-weight-asian="bold" style:font-weight-complex="bold"/>
    </style:style>
    <style:style style:name="P3" style:family="paragraph" style:parent-style-name="Standard">
      <style:text-properties style:font-name="Ubuntu" officeooo:rsid="000c243e" officeooo:paragraph-rsid="000c243e"/>
    </style:style>
    <style:style style:name="P4" style:family="paragraph" style:parent-style-name="Standard">
      <style:text-properties style:font-name="Ubuntu" fo:font-weight="normal" officeooo:rsid="000c243e" officeooo:paragraph-rsid="001065f3" style:font-weight-asian="normal" style:font-weight-complex="normal"/>
    </style:style>
    <style:style style:name="P5" style:family="paragraph" style:parent-style-name="Standard">
      <style:text-properties style:font-name="Ubuntu" fo:font-weight="normal" officeooo:rsid="000e1031" officeooo:paragraph-rsid="000e1031" style:font-weight-asian="normal" style:font-weight-complex="normal"/>
    </style:style>
    <style:style style:name="P6" style:family="paragraph" style:parent-style-name="Standard">
      <style:text-properties style:font-name="Ubuntu" fo:font-style="italic" style:text-underline-style="solid" style:text-underline-width="auto" style:text-underline-color="font-color" fo:font-weight="normal" officeooo:rsid="000f2b8d" officeooo:paragraph-rsid="000f2b8d" style:font-style-asian="italic" style:font-weight-asian="normal" style:font-style-complex="italic" style:font-weight-complex="normal"/>
    </style:style>
    <style:style style:name="P7" style:family="paragraph" style:parent-style-name="Standard">
      <style:text-properties style:font-name="Ubuntu" fo:font-style="italic" style:text-underline-style="solid" style:text-underline-width="auto" style:text-underline-color="font-color" officeooo:rsid="00107ece" officeooo:paragraph-rsid="00107ece" style:font-style-asian="italic" style:font-style-complex="italic"/>
    </style:style>
    <style:style style:name="P8" style:family="paragraph" style:parent-style-name="Standard">
      <style:text-properties style:font-name="Ubuntu" fo:font-style="normal" fo:font-weight="normal" officeooo:rsid="000f2b8d" officeooo:paragraph-rsid="001065f3" style:font-style-asian="normal" style:font-weight-asian="normal" style:font-style-complex="normal" style:font-weight-complex="normal"/>
    </style:style>
    <style:style style:name="P9" style:family="paragraph" style:parent-style-name="Standard">
      <style:text-properties style:font-name="Ubuntu" fo:font-style="normal" style:text-underline-style="none" officeooo:rsid="00107ece" officeooo:paragraph-rsid="00107ece" style:font-style-asian="normal" style:font-style-complex="normal"/>
    </style:style>
    <style:style style:name="P10" style:family="paragraph" style:parent-style-name="Standard">
      <style:text-properties style:font-name="Ubuntu" fo:font-weight="normal" officeooo:rsid="000e1031" officeooo:paragraph-rsid="001065f3" style:font-weight-asian="normal" style:font-weight-complex="normal"/>
    </style:style>
    <style:style style:name="P11" style:family="paragraph" style:parent-style-name="Standard" style:list-style-name="L1">
      <style:text-properties style:font-name="Ubuntu" fo:font-style="normal" fo:font-weight="normal" officeooo:rsid="001065f3" officeooo:paragraph-rsid="001065f3" style:font-style-asian="normal" style:font-weight-asian="normal" style:font-style-complex="normal" style:font-weight-complex="normal"/>
    </style:style>
    <style:style style:name="P12" style:family="paragraph" style:parent-style-name="Standard">
      <style:text-properties style:font-name="Ubuntu" fo:font-style="normal" fo:font-weight="normal" officeooo:rsid="001065f3" officeooo:paragraph-rsid="001065f3" style:font-style-asian="normal" style:font-weight-asian="normal" style:font-style-complex="normal" style:font-weight-complex="normal"/>
    </style:style>
    <style:style style:name="P13" style:family="paragraph" style:parent-style-name="Standard">
      <style:text-properties style:font-name="Ubuntu" fo:font-style="normal" style:text-underline-style="none" fo:font-weight="normal" officeooo:rsid="001494ce" officeooo:paragraph-rsid="001494ce" style:font-style-asian="normal" style:font-weight-asian="normal" style:font-style-complex="normal" style:font-weight-complex="normal"/>
    </style:style>
    <style:style style:name="P14" style:family="paragraph" style:parent-style-name="Standard">
      <style:text-properties style:font-name="Ubuntu" fo:font-style="normal" style:text-underline-style="none" fo:font-weight="normal" officeooo:rsid="00166619" officeooo:paragraph-rsid="00166619" style:font-style-asian="normal" style:font-weight-asian="normal" style:font-style-complex="normal" style:font-weight-complex="normal"/>
    </style:style>
    <style:style style:name="P15" style:family="paragraph" style:parent-style-name="Standard" style:list-style-name="L2">
      <style:text-properties style:font-name="Ubuntu" fo:font-style="normal" style:text-underline-style="none" fo:font-weight="normal" officeooo:rsid="00180639" officeooo:paragraph-rsid="00180639" style:font-style-asian="normal" style:font-weight-asian="normal" style:font-style-complex="normal" style:font-weight-complex="normal"/>
    </style:style>
    <style:style style:name="P16" style:family="paragraph" style:parent-style-name="Standard" style:list-style-name="L2">
      <style:text-properties style:font-name="Ubuntu" fo:font-style="normal" style:text-underline-style="none" fo:font-weight="normal" officeooo:rsid="0019874b" officeooo:paragraph-rsid="0019874b" style:font-style-asian="normal" style:font-weight-asian="normal" style:font-style-complex="normal" style:font-weight-complex="normal"/>
    </style:style>
    <style:style style:name="P17" style:family="paragraph" style:parent-style-name="Standard">
      <style:text-properties style:font-name="Ubuntu" fo:font-style="normal" style:text-underline-style="none" fo:font-weight="normal" officeooo:rsid="0019874b" officeooo:paragraph-rsid="0019874b" style:font-style-asian="normal" style:font-weight-asian="normal" style:font-style-complex="normal" style:font-weight-complex="normal"/>
    </style:style>
    <style:style style:name="P18" style:family="paragraph" style:parent-style-name="Standard">
      <style:text-properties style:font-name="Ubuntu" fo:font-style="normal" style:text-underline-style="none" fo:font-weight="bold" officeooo:rsid="00107ece" officeooo:paragraph-rsid="00107ece" style:font-style-asian="normal" style:font-weight-asian="bold" style:font-style-complex="normal" style:font-weight-complex="bold"/>
    </style:style>
    <style:style style:name="P19" style:family="paragraph" style:parent-style-name="Standard">
      <style:text-properties fo:font-weight="normal" officeooo:rsid="001cb423" officeooo:paragraph-rsid="001d9988" style:font-weight-asian="normal" style:font-weight-complex="normal"/>
    </style:style>
    <style:style style:name="P20" style:family="paragraph" style:parent-style-name="Standard">
      <style:text-properties fo:font-weight="normal" officeooo:rsid="001e183a" officeooo:paragraph-rsid="001e183a" style:font-weight-asian="normal" style:font-weight-complex="normal"/>
    </style:style>
    <style:style style:name="P21" style:family="paragraph" style:parent-style-name="Standard">
      <style:text-properties officeooo:paragraph-rsid="001b0917"/>
    </style:style>
    <style:style style:name="P22" style:family="paragraph" style:parent-style-name="Standard">
      <style:text-properties fo:font-weight="bold" officeooo:rsid="001b0917" officeooo:paragraph-rsid="001b0917" style:font-weight-asian="bold" style:font-weight-complex="bold"/>
    </style:style>
    <style:style style:name="P23" style:family="paragraph" style:parent-style-name="Standard">
      <style:text-properties fo:font-weight="bold" officeooo:rsid="001d9988" officeooo:paragraph-rsid="001d9988" style:font-weight-asian="bold" style:font-weight-complex="bold"/>
    </style:style>
    <style:style style:name="T1" style:family="text">
      <style:text-properties officeooo:rsid="000e1031"/>
    </style:style>
    <style:style style:name="T2" style:family="text">
      <style:text-properties officeooo:rsid="001065f3"/>
    </style:style>
    <style:style style:name="T3" style:family="text">
      <style:text-properties style:font-name="Ubuntu" fo:font-style="normal" style:text-underline-style="none" fo:font-weight="normal" officeooo:rsid="001b0917" style:font-style-asian="normal" style:font-weight-asian="normal" style:font-style-complex="normal" style:font-weight-complex="normal"/>
    </style:style>
    <style:style style:name="T4" style:family="text">
      <style:text-properties style:font-name="Ubuntu" fo:font-style="normal" style:text-underline-style="none" style:font-style-asian="normal" style:font-style-complex="normal"/>
    </style:style>
    <style:style style:name="T5" style:family="text">
      <style:text-properties style:font-name="Ubuntu" fo:font-style="normal" style:text-underline-style="none" officeooo:rsid="001d9988" style:font-style-asian="normal" style:font-style-complex="normal"/>
    </style:style>
    <style:style style:name="T6" style:family="text">
      <style:text-properties style:font-name="Ubuntu" fo:font-style="italic" style:text-underline-style="none" style:font-style-asian="italic" style:font-style-complex="italic"/>
    </style:style>
    <style:style style:name="T7" style:family="text">
      <style:text-properties style:font-name="Ubuntu" fo:font-style="italic" style:text-underline-style="none" officeooo:rsid="001d9988" style:font-style-asian="italic" style:font-style-complex="italic"/>
    </style:style>
    <style:style style:name="T8" style:family="text">
      <style:text-properties officeooo:rsid="001494ce"/>
    </style:style>
    <style:style style:name="T9" style:family="text">
      <style:text-properties officeooo:rsid="00166619"/>
    </style:style>
    <style:style style:name="T10" style:family="text">
      <style:text-properties officeooo:rsid="00180639"/>
    </style:style>
    <style:style style:name="T11" style:family="text">
      <style:text-properties officeooo:rsid="0019874b"/>
    </style:style>
    <style:style style:name="T12" style:family="text">
      <style:text-properties officeooo:rsid="0019a16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3"><text:span text:style-name="T8">Examining</text:span> the effectiveness of FIFA rankings of countries in predicting the final result of the FIFA World cup tournament<text:span text:style-name="T1">s</text:span>. In this, we also analyze the procedure used by FIFA to create the world rankings.</text:p>
      <text:p text:style-name="P3"/>
      <text:p text:style-name="P2">BACKGROUND</text:p>
      <text:p text:style-name="P4">In August of 1993, the FIFA confederation released the first ever <text:span text:style-name="T1">World rankings with the aim of clarifying the relative positions of FIFA member nations. These rankings were then updated every other month after that. </text:span></text:p>
      <text:p text:style-name="P10">Over the years, the procedure of ranking national teams has had updates as follows:</text:p>
      <text:p text:style-name="P6">1993-1998</text:p>
      <text:p text:style-name="P5">Originally, FIFA used a traditional league system to rank teams. A win was 3 points, draw a point and loss none. <text:span text:style-name="T2">Later, FIFA realized that there were many more factors involved in international games.</text:span></text:p>
      <text:p text:style-name="P6">1999-2006 <text:span text:style-name="T2">ranking system update</text:span></text:p>
      <text:p text:style-name="P8"><text:span text:style-name="T2">Other</text:span> factors were used in deter<text:span text:style-name="T2">mining the ranking:</text:span></text:p>
      <text:list xml:id="list6750198831003953196" text:style-name="L1">
        <text:list-item>
          <text:p text:style-name="P11">number of goals scored</text:p>
        </text:list-item>
        <text:list-item>
          <text:p text:style-name="P11">whether the match was played home or away</text:p>
        </text:list-item>
        <text:list-item>
          <text:p text:style-name="P11">importance of the match</text:p>
        </text:list-item>
        <text:list-item>
          <text:p text:style-name="P11">regional strength </text:p>
        </text:list-item>
      </text:list>
      <text:p text:style-name="P12">and thus the point ranking was scaled up to a factor of 10, match losers were able to earn points. </text:p>
      <text:p text:style-name="P7">2006 update</text:p>
      <text:p text:style-name="P9">Evaluation time was cut from 8 years to 4 years. Factors such as goals scored and home advantage are no longer considered. This is the latest update.</text:p>
      <text:p text:style-name="P9">This project builds upon FIFA rankings to predict who wins the FIFA tournament versus the actual results of the tournament. In this way, we determine how effective the use of FIFA rankings is in predicting the eventual results of the tournament. </text:p>
      <text:p text:style-name="P9"/>
      <text:p text:style-name="P18">PROBLEM</text:p>
      <text:p text:style-name="P13">The problem this project addresses is the uncertainty in using the FIFA rankings to predict the result of the FIFA World Cup tournament. <text:span text:style-name="T9">Whether it is a viable option to use the rankings or not, this project aims to find out.</text:span></text:p>
      <text:p text:style-name="P13"/>
      <text:p text:style-name="P14">The main goal of this project is to determine how <text:span text:style-name="T10">feasible it is to use FIFA rankings to predict the result of the World Cup tournament. The objectives of the project are to:</text:span></text:p>
      <text:list xml:id="list3671725112640840874" text:style-name="L2">
        <text:list-item>
          <text:p text:style-name="P15">Establish a correlation between FIFA rankings and World Cup results. Using FIFA rankings data from 1993-2018, an investigation is to be made into the relationship between the rank of a team and its advancement into the finals, <text:span text:style-name="T11">rank and advancement into the final tournament and results between higher ranked teams and lower ranked teams.</text:span></text:p>
        </text:list-item>
        <text:list-item>
          <text:p text:style-name="P16">Establish <text:span text:style-name="T12">which rules are important in determining the ranking of a team by FIFA. The rules are the criteria used to determine rank and for the rankings to be viable, we need to establish which rules matter and which ones don’t.</text:span></text:p>
        </text:list-item>
      </text:list>
      <text:p text:style-name="P17"/>
      <text:p text:style-name="P21"><text:span text:style-name="T3">The anticipated outcomes resulting from this project are:<text:line-break/><text:tab/>A defined relationship between FIFA rankings and the World Cup tournament result.</text:span></text:p>
      <text:p text:style-name="P21"><text:soft-page-break/><text:span text:style-name="T3"><text:tab/>A model that predicts the winner of the World Cup tournament using rankings data as an input. <text:s/>The effectiveness of the model will also be determined to fulfill the eventual goal of the project</text:span></text:p>
      <text:p text:style-name="P21"><text:span text:style-name="T3"/></text:p>
      <text:p text:style-name="P22"><text:span text:style-name="T4">METHODOLOGY</text:span></text:p>
      <text:p text:style-name="P19"><text:span text:style-name="T4">The Agile software development methodology will be used to accomplish the above objectives. The development of the predictive model will be broken down into ‘stories’ as tasks to accomplish in several iterations per day. </text:span></text:p>
      <text:p text:style-name="P19"><text:span text:style-name="T4">More specifically, using </text:span><text:span text:style-name="T6">Kanban </text:span><text:span text:style-name="T4">to manage the development without overburdening the team. </text:span><text:span text:style-name="T5">Tasks go through four stages; </text:span><text:span text:style-name="T7">in-progress</text:span><text:span text:style-name="T5">, </text:span><text:span text:style-name="T7">testing</text:span><text:span text:style-name="T5">, </text:span><text:span text:style-name="T7">ready-for-realese</text:span><text:span text:style-name="T5"> and </text:span><text:span text:style-name="T7">released</text:span><text:span text:style-name="T5">.</text:span><text:span text:style-name="T4"> </text:span><text:span text:style-name="T5">We shall </text:span><text:span text:style-name="T4">incrementally make updates to the model, </text:span><text:span text:style-name="T5">adding rank determining factors and testing the model thereafter. </text:span></text:p>
      <text:p text:style-name="P19"><text:span text:style-name="T5"/></text:p>
      <text:p text:style-name="P23"><text:span text:style-name="T4">REFERENCES</text:span></text:p>
      <text:p text:style-name="P20"><text:span text:style-name="T4">Football Science Vol.5, 18-25, 2008</text:span></text:p>
      <text:p text:style-name="P20"><text:a xlink:type="simple" xlink:href="http://www.jssf.net/home.html" text:style-name="Internet_20_link" text:visited-style-name="Visited_20_Internet_20_Link"><text:span text:style-name="T4">http://www.jssf.net/home.html</text:span></text:a></text:p>
      <text:p text:style-name="P20"><text:span text:style-name="T4"/></text:p>
      <text:p text:style-name="P20"><text:span text:style-name="T4">FIFA World cup rankings</text:span></text:p>
      <text:p text:style-name="P20"><text:span text:style-name="T4">en.wikepedia.org/wiki/FIFA_World_Rankings</text:span></text:p>
      <text:p text:style-name="P20"><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09:53:40.323791889</meta:creation-date>
    <meta:generator>LibreOffice/5.1.6.2$Linux_X86_64 LibreOffice_project/10m0$Build-2</meta:generator>
    <dc:date>2018-06-20T13:24:54.227893341</dc:date>
    <meta:editing-duration>PT15M42S</meta:editing-duration>
    <meta:editing-cycles>3</meta:editing-cycles>
    <meta:document-statistic meta:table-count="0" meta:image-count="0" meta:object-count="0" meta:page-count="2" meta:paragraph-count="32" meta:word-count="556" meta:character-count="3399" meta:non-whitespace-character-count="2872"/>
  </office:meta>
</office:document-meta>
</file>